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OrderController.reord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andomOrderControll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domOrderController.RandomOrder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ndomOrderController.re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